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1ce" officeooo:paragraph-rsid="0010b1ce"/>
    </style:style>
    <style:style style:name="P2" style:family="paragraph" style:parent-style-name="Standard">
      <style:text-properties officeooo:rsid="00142345" officeooo:paragraph-rsid="00142345"/>
    </style:style>
    <style:style style:name="P3" style:family="paragraph" style:parent-style-name="Standard">
      <style:text-properties fo:font-weight="bold" style:font-weight-asian="bold"/>
    </style:style>
    <style:style style:name="P4" style:family="paragraph" style:parent-style-name="Standard" style:master-page-name="Standard">
      <style:paragraph-properties style:page-number="auto"/>
      <style:text-properties fo:font-weight="bold" style:font-weight-asian="bold"/>
    </style:style>
    <style:style style:name="P5" style:family="paragraph" style:parent-style-name="List_20_Paragraph" style:list-style-name="WWNum1"/>
    <style:style style:name="P6" style:family="paragraph" style:parent-style-name="List_20_Paragraph" style:list-style-name="WWNum1">
      <style:text-properties fo:font-weight="bold" style:font-weight-asian="bold"/>
    </style:style>
    <style:style style:name="T1" style:family="text">
      <style:text-properties fo:font-weight="bold" style:font-weight-asian="bold"/>
    </style:style>
    <style:style style:name="T2" style:family="text">
      <style:text-properties style:font-name="Cambria Math" style:font-name-complex="Cambria Math1"/>
    </style:style>
    <style:style style:name="T3" style:family="text">
      <style:text-properties officeooo:rsid="0010b1ce"/>
    </style:style>
    <style:style style:name="T4" style:family="text">
      <style:text-properties officeooo:rsid="00128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mote temperature monitor for pizza ovens </text:p>
      <text:p text:style-name="Standard">Pizza ovens have been built by many home handymen </text:p>
      <text:p text:style-name="Standard">They are not a minor undertaking </text:p>
      <text:p text:style-name="Standard">Usually they are wood fired – they are various designs, some with open faces, some that can be closed up completely. <text:s/>A well designed oven will retain heat for some hours and may only need a minimal heat source to keep it hot <text:s text:c="2"/></text:p>
      <text:p text:style-name="Standard">However, it can be difficult to monitor cooking temperature – ideally it should be 200-220 deg C</text:p>
      <text:p text:style-name="Standard">With this project you can monitor the oven with your smart phone while you enjoy the company of your dinner guests rather than getting your hands dirty!</text:p>
      <text:p text:style-name="Standard">It could be used also for other ovens such as kilns </text:p>
      <text:p text:style-name="P1">In fact the sensor will cover a wide temperature range with good accuracy and linearity – anywhere from -50 to 500 deg C !</text:p>
      <text:p text:style-name="Standard"/>
      <text:p text:style-name="Standard"><text:span text:style-name="T1">Temperature Monitoring devices</text:span>.</text:p>
      <text:p text:style-name="Standard">There are several families of temperature monitoring devices – in brief these can be classified as </text:p>
      <text:p text:style-name="Standard"><text:s/>thermocouples, resistive temperature detectors, thermistor and silicon temperature sensors. (1)</text:p>
      <text:p text:style-name="Standard">Silicon devices may have inbuilt logic circuitry to interface directly with a microcontroller. They can also have logic level or analog outputs. In general however, they are limited to a maximum temperature of 125 deg C which makes them unsuitable for this application where the sensor may have to withstand temperatures of 300 deg C or more.</text:p>
      <text:p text:style-name="Standard">Similarly thermistors are limited to a maximum temperature of 150 deg C or so.</text:p>
      <text:p text:style-name="Standard"><text:s/>Thermocouples can withstand high temperatures up to &gt;1000 deg C. They are generally constructed using a bimetallic element which produces a temperature dependent voltage. This voltage is highly nonlinear with temperature and relatively small – this means that somewhat complex analogue circuitry is required to condition the output.</text:p>
      <text:p text:style-name="Standard">For our application we have used a resistive temperature detector (RTC). <text:s/>These devices have a variable resistance with temperature. They are constructed using a platinum wire coil or a thin layer of platinum deposited on a ceramic substrate. They are highly accurate and repeatable. They do require some analogue circuitry but this can be relatively simple <text:s text:c="2"/></text:p>
      <text:p text:style-name="Standard"><text:soft-page-break/><text:s text:c="2"/>The sensor itself can withstand up to 500 deg C or so and can be remote from any electronics.</text:p>
      <text:p text:style-name="Standard"/>
      <text:p text:style-name="P3">Analogue circuitry</text:p>
      <text:p text:style-name="Standard">The variable resistance of the RTC must be converted to logic level data to be processed in our application.</text:p>
      <text:p text:style-name="Standard">One approach would be to use a differential opamp to amplify to voltage drop across the RTC when it is excited by a current source in a resistive divider. The output is then converted to digital via an ADC input. (Fig 1) <text:s/>An alternative approach is to use a comparator in a “relaxation oscillator” mode. Here a capacitor is alternately charged and discharged as the comparator switches state around a reference voltage. (Fig 2) The output frequency is inversely proportional to the resistance of the RTC. This has the advantage of simplicity and the output can be designed to interface directly with a digital input on the microcontroller The microcontroller counts frequency. <text:span text:style-name="T3">As the output is quite linear, a simple calculation algorithm can be used to derive temperature</text:span>.</text:p>
      <text:p text:style-name="P3">RELAXATION OSCILLATOR</text:p>
      <text:p text:style-name="P3">Circuit Description</text:p>
      <text:p text:style-name="Standard">The relaxation oscillator shown in Figure 5 <text:s/>us<text:span text:style-name="T3">es </text:span>the MCP6541 comparator. This circuit provides a relatively simple and inexpensive solution to interface a resistive sensor, such as a RTD to a microcontroller. This circuit topology requires a single comparator, a capacitor and a few resistors. The oscillator outputs a square wave with a frequency <text:span text:style-name="T3">inversely </text:span>proportional to the sensor resistance. The analysis of this circuit begins by assuming that during power-up, the comparator output voltage is railed to the positive supply voltage (VDD). Based on the values of R2, R3 and R4, the voltage at VIN+ of the comparator can be determined. <text:span text:style-name="T4">With the output at VDD it will be approx 2/3 VDD. As the capacitor charges through the RTD which is the feedback resistor in this circuit, the VIN– voltage eventually exceeds VIN+ and the comparator switches with the output now being at VSS. The VIN+ </text:span>voltage <text:span text:style-name="T4">now is reduced to 1/3 VDD. </text:span><text:s text:c="2"/>Now the voltage across the capacitor discharges through R1. When the capacitor voltage falls below the voltage at VIN+, the comparator drives the output up to the positive rail (VDD). Therefore, the comparator swings the output voltage to the rails (VDD and VSS), every time the capacitor voltage passes the trip voltage. As a result, the comparator output generates a square wave oscillation. <text:span text:style-name="T4">In our case the comparator supply VDD is 3.3V so the output can be used to drive a microcontroller directly.</text:span></text:p>
      <text:p text:style-name="Standard"><text:bookmark text:name="_GoBack"/>A simplified design procedure for selecting the resistors and capacitor C1 is provided below. The relaxation oscillator design equations can be simplified by selecting the trip point voltages of the comparator circuit to be equal to 1/3 VDD and 2/3 VDD by using equal value resistors for R2, R3 and R4. A detailed <text:soft-page-break/>derivation of the oscillation equations and error terms is provided in Appendix B: “Derivation of Oscillation Equations”.</text:p>
      <text:p text:style-name="Standard"><text:span text:style-name="T1">Simplified Equations </text:span>Assume:</text:p>
      <text:p text:style-name="Standard">1. R1 = RTD sensor</text:p>
      <text:p text:style-name="Standard">2. R2 = R3 = R4 = R</text:p>
      <text:p text:style-name="Standard">3. R <text:span text:style-name="T2">≅</text:span> 10 x Ro</text:p>
      <text:p text:style-name="Standard">where: Ro = RTD resistance at 0°C</text:p>
      <text:p text:style-name="P3">Design Procedure:</text:p>
      <text:p text:style-name="Standard">1. Select a desired nominal oscillation frequency for the RTD oscillator. Guidelines for selecting the oscillation frequency are provided in the “System Integration” of this document.</text:p>
      <text:p text:style-name="Standard">2. C1 = 1 / (1.386 Ro fo).</text:p>
      <text:p text:style-name="Standard">3. Select a comparator with an Output Short Circuit Current (ISC) which is at least five times greater than the maximum output current to ensure start-up at cold and relatively good accuracy.</text:p>
      <text:p text:style-name="Standard">IOUT_MAX = VDD / R1_MIN</text:p>
      <text:p text:style-name="Standard">ISC = IOUT_MAX / 5</text:p>
      <text:p text:style-name="Standard">where: R1_MIN = RTD resistance at coldest sensing temperature and VDD is equal to the supply voltage.</text:p>
      <text:p text:style-name="P3">Relaxation Oscillator Test Results</text:p>
      <text:p text:style-name="Standard">The oscillation frequency was calculated using fixed discrete resistors to simulate the RTD resistance, R1 and the component values shown in Figure 5. A 0.68 μF tantalum capacitor was chosen for C1. The circuit uses the MCP6541 comparator.</text:p>
      <text:p text:style-name="P2">Calculations </text:p>
      <text:p text:style-name="P2">Output freq fo = 1/(1.386R1C1)</text:p>
      <text:p text:style-name="P2">R1 = 1000 + 0.375* temp (deg C)</text:p>
      <text:p text:style-name="P2">Factoring for output freq</text:p>
      <text:p text:style-name="P2"><text:s text:c="2"/></text:p>
      <text:p text:style-name="Standard"/>
      <text:p text:style-name="Standard"/>
      <text:p text:style-name="P3">Code <text:s text:c="3"/></text:p>
      <text:p text:style-name="Standard"><text:soft-page-break/>We are using the Arduino MKR1000 series boards which have a builtin WiFi stack to allow us to send data to a web enabled device such as a PC, tablet or smartphone. The board has sufficient memory to allow us to <text:span text:style-name="T3">display</text:span> a webpage with current and recent data displayed graphically.</text:p>
      <text:p text:style-name="P1">The device can connect to a local wifi router and then serves a webpage displaying the temperature data. Using a browser and the appropriate network address the user can access this data from a PC, tablet or phone with a wifi connection to the network</text:p>
      <text:p text:style-name="Standard">The code must also measure the frequency output of the comparator and derive a temperature. <text:s text:c="2"/></text:p>
      <text:p text:style-name="Standard"/>
      <text:p text:style-name="P3">References </text:p>
      <text:list xml:id="list8132388094992310192" text:style-name="WWNum1">
        <text:list-item>
          <text:p text:style-name="P6">http://ww1.microchip.com/downloads/en/appnotes/00895a.pdf</text:p>
        </text:list-item>
        <text:list-item>
          <text:p text:style-name="P5">http://ww1.microchip.com/downloads/en/appnotes/00687c.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Richard) Hosking</meta:initial-creator>
    <meta:editing-cycles>12</meta:editing-cycles>
    <meta:creation-date>2018-12-17T05:55:00</meta:creation-date>
    <dc:date>2018-12-30T13:33:46.408647338</dc:date>
    <meta:editing-duration>PT38M14S</meta:editing-duration>
    <meta:generator>LibreOffice/4.2.8.2$Linux_X86_64 LibreOffice_project/420m0$Build-2</meta:generator>
    <meta:document-statistic meta:table-count="0" meta:image-count="0" meta:object-count="0" meta:page-count="4" meta:paragraph-count="49" meta:word-count="1122" meta:character-count="6824" meta:non-whitespace-character-count="5715"/>
    <meta:user-defined meta:name="AppVersion">16.0000</meta:user-defined>
    <meta:user-defined meta:name="Company">Northern Territory Gover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